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ba1d0" officeooo:paragraph-rsid="002ba1d0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f660d" officeooo:paragraph-rsid="002f660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32abac" officeooo:paragraph-rsid="0032abac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paragraph-rsid="00208834"/>
    </style:style>
    <style:style style:name="P10" style:family="paragraph" style:parent-style-name="Footer">
      <style:text-properties officeooo:paragraph-rsid="0034e6a9"/>
    </style:style>
    <style:style style:name="P11" style:family="paragraph" style:parent-style-name="Table_20_Contents" style:list-style-name="L1">
      <style:text-properties style:font-name="Arial" fo:font-style="normal" officeooo:rsid="002f660d" officeooo:paragraph-rsid="002f660d" style:font-style-asian="normal" style:font-style-complex="normal"/>
    </style:style>
    <style:style style:name="P12" style:family="paragraph" style:parent-style-name="Table_20_Contents" style:list-style-name="L1">
      <style:text-properties style:font-name="Arial" fo:font-style="normal" officeooo:rsid="0032abac" officeooo:paragraph-rsid="0032abac" style:font-style-asian="normal" style:font-style-complex="normal"/>
    </style:style>
    <style:style style:name="P13" style:family="paragraph" style:parent-style-name="Table_20_Contents" style:list-style-name="L3">
      <style:text-properties style:font-name="Arial" fo:font-style="normal" officeooo:rsid="0032abac" officeooo:paragraph-rsid="0032abac" style:font-style-asian="normal" style:font-style-complex="normal"/>
    </style:style>
    <style:style style:name="P14" style:family="paragraph" style:parent-style-name="Table_20_Contents" style:list-style-name="L2">
      <style:text-properties style:font-name="Arial" fo:font-style="italic" officeooo:rsid="0032abac" officeooo:paragraph-rsid="0032abac" style:font-style-asian="italic" style:font-style-complex="italic"/>
    </style:style>
    <style:style style:name="P15" style:family="paragraph" style:parent-style-name="Table_20_Contents" style:list-style-name="L3">
      <style:text-properties style:font-name="Arial" fo:font-style="italic" officeooo:rsid="0032abac" officeooo:paragraph-rsid="0032abac" style:font-style-asian="italic" style:font-style-complex="italic"/>
    </style:style>
    <style:style style:name="T1" style:family="text">
      <style:text-properties fo:font-weight="bold" officeooo:rsid="002180a0" style:font-weight-asian="bold" style:font-weight-complex="bold"/>
    </style:style>
    <style:style style:name="T2" style:family="text">
      <style:text-properties fo:font-weight="bold" officeooo:rsid="0032abac" style:font-weight-asian="bold" style:font-weight-complex="bold"/>
    </style:style>
    <style:style style:name="T3" style:family="text">
      <style:text-properties fo:font-weight="bold" officeooo:rsid="0032e6b4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32abac"/>
    </style:style>
    <style:style style:name="T6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2">5</text:span></text:p>
          </table:table-cell>
          <table:table-cell table:style-name="Tabelle4.A1" office:value-type="string">
            <text:p text:style-name="P2">Element: <text:span text:style-name="T3">4</text:span></text:p>
          </table:table-cell>
          <table:table-cell table:style-name="Tabelle4.C1" office:value-type="string">
            <text:p text:style-name="P2">Title: <text:span text:style-name="T1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6">Module <text:span text:style-name="T5">5</text:span></text:p>
          </table:table-cell>
          <table:table-cell table:style-name="Tabelle1.C2" office:value-type="string">
            <text:list xml:id="list2754570219984799964" text:style-name="L1">
              <text:list-item>
                <text:p text:style-name="P11">Intro</text:p>
              </text:list-item>
              <text:list-item>
                <text:p text:style-name="P12">sub routine and func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Subroutines</text:p>
          </table:table-cell>
          <table:table-cell table:style-name="Tabelle1.C3" office:value-type="string">
            <text:list xml:id="list3065644695477531373" text:style-name="L2">
              <text:list-item>
                <text:p text:style-name="P14">What is a subroutine? Motivation for subroutines. Which subroutines have we seen already? (MsgBox, InputBox, IsNumeric)</text:p>
              </text:list-item>
              <text:list-item>
                <text:p text:style-name="P14">Explain DRY principle (Don't repeat yourself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Subs and functions</text:p>
          </table:table-cell>
          <table:table-cell table:style-name="Tabelle1.C4" office:value-type="string">
            <text:list xml:id="list5804799629768772544" text:style-name="L3">
              <text:list-item>
                <text:p text:style-name="P13">In VBScript there are two types of subroutines, subs and functions.</text:p>
              </text:list-item>
              <text:list-item>
                <text:p text:style-name="P15">Explain conventions: Names, Location cod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Subs</text:p>
          </table:table-cell>
          <table:table-cell table:style-name="Tabelle1.C10" office:value-type="string">
            <text:list xml:id="list211457396056808" text:continue-list="list3065644695477531373" text:style-name="L2">
              <text:list-item>
                <text:p text:style-name="P14">Explain syntax</text:p>
              </text:list-item>
              <text:list-item>
                <text:p text:style-name="P14">Explain body / “group of statements”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7">Example5-1.vbs</text:p>
          </table:table-cell>
          <table:table-cell table:style-name="Tabelle1.C10" office:value-type="string">
            <text:list xml:id="list211457239418423" text:continue-numbering="true" text:style-name="L2">
              <text:list-item>
                <text:p text:style-name="P14">Walk through examples</text:p>
              </text:list-item>
              <text:list-item>
                <text:p text:style-name="P14">Explain scope of result variabl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7">Calling conventions</text:p>
          </table:table-cell>
          <table:table-cell table:style-name="Tabelle1.C10" office:value-type="string">
            <text:list xml:id="list211457228025101" text:continue-numbering="true" text:style-name="L2">
              <text:list-item>
                <text:p text:style-name="P14">Explain the role of parenthesis in defining and calling subs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7">Functions</text:p>
          </table:table-cell>
          <table:table-cell table:style-name="Tabelle1.C10" office:value-type="string">
            <text:list xml:id="list211459007626352" text:continue-numbering="true" text:style-name="L2">
              <text:list-item>
                <text:p text:style-name="P14">Explain difference between subs and functions</text:p>
              </text:list-item>
              <text:list-item>
                <text:p text:style-name="P14">Explain syntax</text:p>
              </text:list-item>
              <text:list-item>
                <text:p text:style-name="P14">Lay emphasis now to return valu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7">Example5-2.vbs</text:p>
          </table:table-cell>
          <table:table-cell table:style-name="Tabelle1.C10" office:value-type="string">
            <text:list xml:id="list211457897959772" text:continue-numbering="true" text:style-name="L2">
              <text:list-item>
                <text:p text:style-name="P14">Walk through examples</text:p>
              </text:list-item>
              <text:list-item>
                <text:p text:style-name="P14">Add additional messages to illustrate control flow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7">Calling conventions</text:p>
          </table:table-cell>
          <table:table-cell table:style-name="Tabelle1.C10" office:value-type="string">
            <text:list xml:id="list211457538327697" text:continue-numbering="true" text:style-name="L2">
              <text:list-item>
                <text:p text:style-name="P14">Explain the role of parenthesis in defining and calling a function</text:p>
              </text:list-item>
              <text:list-item>
                <text:p text:style-name="P14">Compare to sub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5">10</text:p>
          </table:table-cell>
          <table:table-cell table:style-name="Tabelle1.A2" office:value-type="string">
            <text:p text:style-name="P7">Example5-3.vbs</text:p>
          </table:table-cell>
          <table:table-cell table:style-name="Tabelle1.C11" office:value-type="string">
            <text:list xml:id="list211457247578660" text:continue-numbering="true" text:style-name="L2">
              <text:list-item>
                <text:p text:style-name="P14">Walk through examples</text:p>
              </text:list-item>
              <text:list-item>
                <text:p text:style-name="P14">Explain PrintResult and GetNumber</text:p>
              </text:list-item>
              <text:list-item>
                <text:p text:style-name="P14">Explain parenthesis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4e6a9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5M53S</meta:editing-duration>
    <meta:editing-cycles>23</meta:editing-cycles>
    <meta:generator>LibreOffice/5.1.2.2$Windows_x86 LibreOffice_project/d3bf12ecb743fc0d20e0be0c58ca359301eb705f</meta:generator>
    <dc:date>2017-08-07T21:14:56.793000000</dc:date>
    <meta:document-statistic meta:table-count="2" meta:image-count="1" meta:object-count="0" meta:page-count="2" meta:paragraph-count="49" meta:word-count="199" meta:character-count="1229" meta:non-whitespace-character-count="105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